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5c0" officeooo:paragraph-rsid="000bb5c0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0%"/>
    </style:style>
    <style:style style:name="P4" style:family="paragraph">
      <style:paragraph-properties fo:text-align="center"/>
    </style:style>
    <style:style style:name="gr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opacity="0%" draw:textarea-horizontal-align="justify" draw:textarea-vertical-align="middle" draw:auto-grow-height="false" fo:min-height="6.694cm" fo:min-width="8.04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opacity="0%" draw:textarea-horizontal-align="justify" draw:textarea-vertical-align="middle" draw:auto-grow-height="false" fo:min-height="4.979cm" fo:min-width="8.04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opacity="0%" draw:textarea-horizontal-align="justify" draw:textarea-vertical-align="middle" draw:auto-grow-height="false" fo:min-height="3.418cm" fo:min-width="8.04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opacity="0%" draw:textarea-horizontal-align="justify" draw:textarea-vertical-align="middle" draw:auto-grow-height="false" fo:min-height="6.789cm" fo:min-width="8.04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opacity="0%" draw:textarea-horizontal-align="justify" draw:textarea-vertical-align="middle" draw:auto-grow-height="false" fo:min-height="1.455cm" fo:min-width="4.657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opacity="0%" draw:textarea-horizontal-align="justify" draw:textarea-vertical-align="middle" draw:auto-grow-height="false" fo:min-height="1.455cm" fo:min-width="7.117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ario – basic </text:p>
      <text:p text:style-name="Standard"/>
      <text:p text:style-name="P1"><draw:custom-shape text:anchor-type="paragraph" draw:z-index="3" draw:style-name="gr4" draw:text-style-name="P3" svg:width="8.044cm" svg:height="6.695cm" svg:x="4.438cm" svg:y="0.044cm"><text:p/><draw:enhanced-geometry svg:viewBox="0 0 21600 21600" draw:type="rectangle" draw:enhanced-path="M 0 0 L 21600 0 21600 21600 0 21600 0 0 Z N"/></draw:custom-shape></text:p>
      <text:p text:style-name="P1">Connecting to the internet</text:p>
      <text:p text:style-name="P1"/>
      <text:p text:style-name="P1">Switch on app</text:p>
      <text:p text:style-name="P1"/>
      <text:p text:style-name="P1"><draw:frame text:anchor-type="paragraph" draw:z-index="0" draw:style-name="gr1" draw:text-style-name="P2" svg:width="1.456cm" svg:height="0.583cm" svg:x="-1.33cm" svg:y="0.256cm"><draw:text-box><text:p>Driver</text:p></draw:text-box></draw:frame>Log in</text:p>
      <text:p text:style-name="P1"/>
      <text:p text:style-name="P1">See other drivers</text:p>
      <text:p text:style-name="P1"/>
      <text:p text:style-name="P1">Plan your route </text:p>
      <text:p text:style-name="P1"/>
      <text:p text:style-name="P1">see if on this route is traffic</text:p>
      <text:p text:style-name="P1"/>
      <text:p text:style-name="P1"/>
      <text:p text:style-name="P1"><draw:custom-shape text:anchor-type="paragraph" draw:z-index="4" draw:style-name="gr5" draw:text-style-name="P3" svg:width="8.044cm" svg:height="4.98cm" svg:x="4.438cm" svg:y="0.446cm"><text:p/><draw:enhanced-geometry svg:viewBox="0 0 21600 21600" draw:type="rectangle" draw:enhanced-path="M 0 0 L 21600 0 21600 21600 0 21600 0 0 Z N"/></draw:custom-shape></text:p>
      <text:p text:style-name="P1"/>
      <text:p text:style-name="P1"><draw:frame text:anchor-type="paragraph" draw:z-index="1" draw:style-name="gr2" draw:text-style-name="P2" svg:width="2.223cm" svg:height="0.715cm" svg:x="-0.801cm" svg:y="2.335cm"><draw:text-box><text:p>Passanger/s</text:p></draw:text-box></draw:frame></text:p>
      <text:p text:style-name="P1">see other drivers and passanger</text:p>
      <text:p text:style-name="P1"/>
      <text:p text:style-name="P1">communicate </text:p>
      <text:p text:style-name="P1"/>
      <text:p text:style-name="P1">Can watch youtube or surf in internet</text:p>
      <text:p text:style-name="P1"/>
      <text:p text:style-name="P1">can play built in games</text:p>
      <text:p text:style-name="P1"/>
      <text:p text:style-name="P1"/>
      <text:p text:style-name="P1"/>
      <text:p text:style-name="P1"><draw:custom-shape text:anchor-type="paragraph" draw:z-index="5" draw:style-name="gr6" draw:text-style-name="P3" svg:width="8.044cm" svg:height="3.419cm" svg:x="4.438cm" svg:y="0.277cm"><text:p/><draw:enhanced-geometry svg:viewBox="0 0 21600 21600" draw:type="rectangle" draw:enhanced-path="M 0 0 L 21600 0 21600 21600 0 21600 0 0 Z N"/></draw:custom-shape></text:p>
      <text:p text:style-name="P1"><draw:frame text:anchor-type="paragraph" draw:z-index="2" draw:style-name="gr3" draw:text-style-name="P2" svg:width="1.588cm" svg:height="0.489cm" svg:x="-0.589cm" svg:y="2.013cm"><draw:text-box><text:p>Bussines </text:p></draw:text-box></draw:frame></text:p>
      <text:p text:style-name="P1">Monitor where are drivers</text:p>
      <text:p text:style-name="P1"/>
      <text:p text:style-name="P1">Plan their route 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6" draw:style-name="gr7" draw:text-style-name="P3" svg:width="8.044cm" svg:height="6.79cm" svg:x="4.438cm" svg:y="0.711cm"><text:p/><draw:enhanced-geometry svg:viewBox="0 0 21600 21600" draw:type="rectangle" draw:enhanced-path="M 0 0 L 21600 0 21600 21600 0 21600 0 0 Z N"/></draw:custom-shape><draw:frame text:anchor-type="paragraph" draw:z-index="7" draw:style-name="gr1" draw:text-style-name="P2" svg:width="1.456cm" svg:height="0.583cm" svg:x="-0.695cm" svg:y="1.796cm"><draw:text-box><text:p>Driver 1</text:p></draw:text-box></draw:frame><draw:frame text:anchor-type="paragraph" draw:z-index="8" draw:style-name="gr1" draw:text-style-name="P2" svg:width="1.456cm" svg:height="0.583cm" svg:x="15.709cm" svg:y="4.23cm"><draw:text-box><text:p>Driver 2</text:p></draw:text-box></draw:frame>How to connect to other driver</text:p>
      <text:p text:style-name="P1"/>
      <text:p text:style-name="P1"><draw:line text:anchor-type="paragraph" draw:z-index="9" draw:style-name="gr8" draw:text-style-name="P4" svg:x1="0.76cm" svg:y1="1.192cm" svg:x2="6.105cm" svg:y2="0.372cm"><text:p/></draw:line><draw:custom-shape text:anchor-type="paragraph" draw:z-index="10" draw:style-name="gr9" draw:text-style-name="P3" svg:width="4.657cm" svg:height="1.456cm" svg:x="6.158cm" svg:y="0.081cm"><text:p/><draw:enhanced-geometry svg:viewBox="0 0 21600 21600" draw:type="rectangle" draw:enhanced-path="M 0 0 L 21600 0 21600 21600 0 21600 0 0 Z N"/></draw:custom-shape>search for driver by login</text:p>
      <text:p text:style-name="P1"/>
      <text:p text:style-name="P1">request to add to friend</text:p>
      <text:p text:style-name="P1"/>
      <text:p text:style-name="P1"><draw:custom-shape text:anchor-type="paragraph" draw:z-index="11" draw:style-name="gr9" draw:text-style-name="P3" svg:width="4.657cm" svg:height="1.456cm" svg:x="6.237cm" svg:y="0.092cm"><text:p/><draw:enhanced-geometry svg:viewBox="0 0 21600 21600" draw:type="rectangle" draw:enhanced-path="M 0 0 L 21600 0 21600 21600 0 21600 0 0 Z N"/></draw:custom-shape></text:p>
      <text:p text:style-name="P1"><draw:line text:anchor-type="paragraph" draw:z-index="13" draw:style-name="gr8" draw:text-style-name="P4" svg:x1="15.709cm" svg:y1="1.14cm" svg:x2="10.894cm" svg:y2="0.24cm"><text:p/></draw:line>accept or reject </text:p>
      <text:p text:style-name="P1"/>
      <text:p text:style-name="P1"><draw:custom-shape text:anchor-type="paragraph" draw:z-index="12" draw:style-name="gr10" draw:text-style-name="P3" svg:width="7.118cm" svg:height="1.456cm" svg:x="4.808cm" svg:y="0.288cm"><text:p/><draw:enhanced-geometry svg:viewBox="0 0 21600 21600" draw:type="rectangle" draw:enhanced-path="M 0 0 L 21600 0 21600 21600 0 21600 0 0 Z N"/></draw:custom-shape></text:p>
      <text:p text:style-name="P1">both can see where are different pers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4:28:55.672000000</meta:creation-date>
    <dc:date>2017-03-15T14:56:03.137000000</dc:date>
    <meta:editing-duration>PT27M7S</meta:editing-duration>
    <meta:editing-cycles>1</meta:editing-cycles>
    <meta:document-statistic meta:table-count="0" meta:image-count="0" meta:object-count="0" meta:page-count="1" meta:paragraph-count="18" meta:word-count="75" meta:character-count="407" meta:non-whitespace-character-count="343"/>
    <meta:generator>LibreOffice/5.0.4.2$Windows_X86_64 LibreOffice_project/2b9802c1994aa0b7dc6079e128979269cf95bc78</meta:generator>
  </office:meta>
</office:document-meta>
</file>